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list-style-name="L1">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INTS TO BE REMEMBERED:</text:p>
      <text:p text:style-name="P1"/>
      <text:list xml:id="list673096041" text:style-name="L1">
        <text:list-item>
          <text:p text:style-name="P3">If you are using binary search to solve any problem then as corner cases, check your solution by searching corner elements i.e. First or last element of the array.</text:p>
        </text:list-item>
        <text:list-item>
          <text:p text:style-name="P3">If the something is given sorted, try to use logic of binary search. It's not necessary that binary search will be used. Some other logic may be there but some reason must be there to give input sorted. :)...</text:p>
        </text:list-item>
        <text:list-item>
          <text:p text:style-name="P3"/>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jas </meta:initial-creator>
    <meta:creation-date>2012-10-22T23:50:20</meta:creation-date>
    <dc:date>2012-10-23T15:55:30</dc:date>
    <dc:creator>Tejas </dc:creator>
    <meta:editing-duration>PT00H06M30S</meta:editing-duration>
    <meta:editing-cycles>5</meta:editing-cycles>
    <meta:generator>OpenOffice.org/3.2$Linux OpenOffice.org_project/320m12$Build-9483</meta:generator>
    <meta:document-statistic meta:table-count="0" meta:image-count="0" meta:object-count="0" meta:page-count="1" meta:paragraph-count="3" meta:word-count="74" meta:character-count="397"/>
  </office:meta>
</office:document-meta>
</file>